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9000001C58B23C2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-linejoin="bevel" draw:fill="solid" draw:fill-color="#c5000b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16pt"/>
    </style:style>
    <style:style style:name="T1" style:family="text">
      <style:text-properties fo:color="#c5000b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1.908cm" svg:x="0cm" svg:y="4.6cm">
          <draw:image xlink:href="Pictures/1000020100000429000001C58B23C2B9.png" xlink:type="simple" xlink:show="embed" xlink:actuate="onLoad">
            <text:p/>
          </draw:image>
        </draw:frame>
        <draw:custom-shape draw:style-name="gr2" draw:text-style-name="P1" draw:layer="layout" svg:width="1cm" svg:height="0.4cm" svg:x="5.09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135cm" svg:height="0.886cm" svg:x="4.464cm" svg:y="4.914cm">
          <draw:text-box>
            <text:p><text:span text:style-name="T1">Interaction</text:span></text:p>
          </draw:text-box>
        </draw:frame>
        <draw:frame draw:style-name="gr3" draw:text-style-name="P2" draw:layer="layout" svg:width="2.293cm" svg:height="0.886cm" svg:x="2.899cm" svg:y="6.714cm">
          <draw:text-box>
            <text:p><text:span text:style-name="T1">Lifeline</text:span></text:p>
          </draw:text-box>
        </draw:frame>
        <draw:custom-shape draw:style-name="gr2" draw:text-style-name="P1" draw:layer="layout" svg:width="0.598cm" svg:height="0.4cm" draw:transform="rotate (1.5707963267949) translate (7.407cm 5.6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4cm" svg:x="6.899cm" svg:y="13.7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553cm" svg:height="1.521cm" svg:x="2.599cm" svg:y="13.2cm">
          <draw:text-box>
            <text:p><text:span text:style-name="T1">ActionExecution</text:span><text:span text:style-name="T1"><text:line-break/></text:span><text:span text:style-name="T1">Specification</text:span></text:p>
          </draw:text-box>
        </draw:frame>
        <draw:frame draw:style-name="gr3" draw:text-style-name="P2" draw:layer="layout" svg:width="6.903cm" svg:height="1.521cm" svg:x="8.149cm" svg:y="7.4cm">
          <draw:text-box>
            <text:p><text:span text:style-name="T1">MessageOccurence</text:span><text:span text:style-name="T1"><text:line-break/></text:span><text:span text:style-name="T1">Specification (sendEvent)</text:span></text:p>
          </draw:text-box>
        </draw:frame>
        <draw:custom-shape draw:style-name="gr4" draw:text-style-name="P1" draw:layer="layout" svg:width="0.598cm" svg:height="0.4cm" draw:transform="rotate (-2.31919351005007) translate (8.499cm 8.5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792cm" svg:height="0.886cm" svg:x="3.657cm" svg:y="8.814cm">
          <draw:text-box>
            <text:p><text:span text:style-name="T1">Message</text:span></text:p>
          </draw:text-box>
        </draw:frame>
        <draw:custom-shape draw:style-name="gr2" draw:text-style-name="P1" draw:layer="layout" svg:width="0.598cm" svg:height="0.4cm" draw:transform="rotate (1.5707963267949) translate (6.2cm 9.5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792cm" svg:height="0.886cm" svg:x="11.6cm" svg:y="10.114cm">
          <draw:text-box>
            <text:p><text:span text:style-name="T1">Message</text:span></text:p>
          </draw:text-box>
        </draw:frame>
        <draw:custom-shape draw:style-name="gr2" draw:text-style-name="P1" draw:layer="layout" svg:width="0.598cm" svg:height="0.4cm" draw:transform="rotate (1.5707963267949) translate (14.143cm 10.8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059cm" svg:height="1.521cm" svg:x="18.281cm" svg:y="8.66cm">
          <draw:text-box>
            <text:p><text:span text:style-name="T1">MessageOccurence</text:span><text:span text:style-name="T1"><text:line-break/></text:span><text:span text:style-name="T1">Specification <text:s/>(sendEvent)</text:span></text:p>
          </draw:text-box>
        </draw:frame>
        <draw:custom-shape draw:style-name="gr4" draw:text-style-name="P1" draw:layer="layout" svg:width="0.598cm" svg:height="0.4cm" draw:transform="rotate (-2.31919351005007) translate (18.631cm 9.76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4cm" svg:x="7.2cm" svg:y="9.8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5cm" svg:height="1.521cm" svg:x="0.6cm" svg:y="9.6cm">
          <draw:text-box>
            <text:p><text:span text:style-name="T1">MessageOccurence</text:span><text:span text:style-name="T1"><text:line-break/></text:span><text:span text:style-name="T1">Specification (receiveEvent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1-28T14:23:56.046358042</dc:date>
    <meta:editing-duration>PT17M14S</meta:editing-duration>
    <meta:editing-cycles>4</meta:editing-cycles>
    <meta:generator>LibreOffice/4.2.8.2$Linux_X86_64 LibreOffice_project/420m0$Build-2</meta:generator>
    <meta:document-statistic meta:object-count="40"/>
  </office:meta>
</office:document-meta>
</file>